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Text_20_body">
      <style:text-properties fo:language="it" fo:country="IT"/>
    </style:style>
    <style:style style:name="P3" style:family="paragraph" style:parent-style-name="Text_20_body">
      <style:paragraph-properties fo:text-align="center" style:justify-single-word="false"/>
      <style:text-properties fo:language="it" fo:country="IT"/>
    </style:style>
    <style:style style:name="P4" style:family="paragraph" style:parent-style-name="Text_20_body">
      <style:text-properties fo:language="it" fo:country="IT" fo:font-weight="bold" style:font-weight-asian="bold" style:font-weight-complex="bold"/>
    </style:style>
    <style:style style:name="P5" style:family="paragraph" style:parent-style-name="Heading_20_1">
      <style:text-properties fo:language="it" fo:country="IT"/>
    </style:style>
    <style:style style:name="P6" style:family="paragraph" style:parent-style-name="Heading_20_1">
      <style:paragraph-properties fo:text-align="center" style:justify-single-word="false"/>
      <style:text-properties fo:language="it" fo:country="IT"/>
    </style:style>
    <style:style style:name="P7" style:family="paragraph" style:parent-style-name="Heading_20_2">
      <style:text-properties fo:language="it" fo:country="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Manuale di gestione del forum </text:h>
      <text:p text:style-name="P3"/>
      <text:h text:style-name="P7" text:outline-level="2">Introduzione</text:h>
      <text:p text:style-name="P2">Questo manuale serve come guida di riferimento nella gestione odierana del forum “il download dei miei sogni”.</text:p>
      <text:p text:style-name="P2">Prima di continuare nella lettura è necessario introdurre la terminologia base usata nei forum</text:p>
      <text:p text:style-name="P2"><text:span text:style-name="T2">Section</text:span>: anche detta sezione è una delle parti che compongono il forum di discussione, all'interno della sezione troviamo le discussioni relative quella sezione </text:p>
      <text:p text:style-name="P4">Topic<text:span text:style-name="T1">: sinonimo di discussione, può essere aperta solo dagli utenti registrati, può essere chiusa prematuramente da un moderatore nel caso l'argomento stia degenerando.</text:span></text:p>
      <text:p text:style-name="P4">Amministratore<text:span text:style-name="T1">: ha diritto di creazione/cancellazione di nuovi forum, modifica di tutte le opzioni. normalmente non interviene nella gestione quotidiana del sito.</text:span></text:p>
      <text:p text:style-name="P4">Moderatore<text:span text:style-name="T1">: colui che decide il tono della conversazione nei forum, blocca i messaggi, modera le discussioni bloccando eventuali messaggi o chiudendo topic fuorvianti.</text:span></text:p>
      <text:p text:style-name="P4">Utente registrato<text:span text:style-name="T1">: utente che si è registrato con un'email valida può aprire nuovi topic, rispondere ai topic presenti.</text:span></text:p>
      <text:p text:style-name="P4">Utente anonimo<text:span text:style-name="T1">: utente che non si è registrato; può solamente leggere i topic e i commenti</text:span></text:p>
      <text:p text:style-name="P4">Troll<text:span text:style-name="T1">: tipicamente un utente registrato o non che provoca volontariamente le persone per generare reazioni di disgusto o generare flame o insulti.</text:span></text:p>
      <text:p text:style-name="P4">Flame<text:span text:style-name="T1">: topic che degenera in insulti più o meno espliciti senza portare avanti la discussione iniziata precedentemente </text:span></text:p>
      <text:p text:style-name="P2"/>
      <text:h text:style-name="Heading_20_2" text:outline-level="2">Consigli</text:h>
      <text:p text:style-name="Text_20_body">Si consiglia di mantenere un'atteggiamento distaccato, al fine di poter moderare equamente le discussioni.</text:p>
      <text:p text:style-name="Text_20_body">Bisogna mantenere il giusto equilibrio tra <text:s/>rispetto delle regole del forum e libertà di espressione del singolo individuo.</text:p>
      <text:p text:style-name="Text_20_body">Nel caso si venga accusati di censura, boicottaggio o quant'altro <text:span text:style-name="T3">mai perdere la calma</text:span><text:span text:style-name="T5">, spiegare le ragioni della chiusura della discussione, del perchè un utente sia stato bloccato o un post sia stato cancellato.</text:span></text:p>
      <text:p text:style-name="Text_20_body"><text:span text:style-name="T5">Le motivazioni dietro qualche scelta vanno messe </text:span><text:span text:style-name="T3">solo se lo ritenete necessario</text:span><text:span text:style-name="T5"> ; non dovete giustificare le vostre azioni agli utenti </text:span></text:p>
      <text:p text:style-name="Text_20_body"><text:span text:style-name="T5">Non abbiate paura nel pretendere il rispetto delle regole, usate il buon senso.</text:span></text:p>
      <text:h text:style-name="P7" text:outline-level="2">I permessi</text:h>
      <text:p text:style-name="P1"/>
      <text:p text:style-name="P1"><text:soft-page-break/></text:p>
      <text:p text:style-name="P1"/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12:33:18</meta:creation-date>
    <dc:date>2012-04-18T15:05:36</dc:date>
    <meta:editing-duration>PT29S</meta:editing-duration>
    <meta:editing-cycles>1</meta:editing-cycles>
    <meta:document-statistic meta:table-count="0" meta:image-count="0" meta:object-count="0" meta:page-count="2" meta:paragraph-count="19" meta:word-count="303" meta:character-count="2052" meta:non-whitespace-character-count="1763"/>
    <meta:generator>LibreOffice/3.5$Linux_X86_64 LibreOffice_project/350m1$Build-202</meta:generator>
  </office:meta>
</office:document-meta>
</file>